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</style:style>
    <style:style style:name="ce44" style:family="table-cell" style:parent-style-name="Default">
      <style:table-cell-properties fo:background-color="#ccffff"/>
    </style:style>
    <style:style style:name="ce45" style:family="table-cell" style:parent-style-name="Default">
      <style:table-cell-properties fo:border-bottom="none" fo:border-left="none" fo:border-right="none" fo:border-top="0.99pt solid #000000"/>
    </style:style>
    <style:style style:name="ce46" style:family="table-cell" style:parent-style-name="Default" style:data-style-name="N122">
      <style:table-cell-properties style:diagonal-bl-tr="none" style:diagonal-tl-br="none" fo:wrap-option="wrap" fo:border="none" style:vertical-align="bottom"/>
    </style:style>
    <style:style style:name="ce47" style:family="table-cell" style:parent-style-name="Default">
      <style:table-cell-properties fo:border-bottom="none" fo:background-color="#e6ff00" fo:border-left="none" fo:border-right="none" fo:border-top="0.99pt solid #000000"/>
    </style:style>
    <style:style style:name="ce48" style:family="table-cell" style:parent-style-name="Default">
      <style:table-cell-properties fo:background-color="#e6ff00"/>
    </style:style>
    <style:style style:name="ce49" style:family="table-cell" style:parent-style-name="Default" style:data-style-name="N10000">
      <style:table-cell-properties style:diagonal-bl-tr="none" style:diagonal-tl-br="none" fo:wrap-option="wrap" fo:border="none" style:vertical-align="bottom"/>
    </style:style>
    <style:style style:name="ce50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51" style:family="table-cell" style:parent-style-name="Default" style:data-style-name="N122">
      <style:table-cell-properties fo:wrap-option="wrap" style:vertical-align="bottom"/>
      <style:text-properties style:font-name="Arial" style:font-name-asian="Arial" style:font-name-complex="DejaVu Sans"/>
    </style:style>
    <style:style style:name="ce52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53" style:family="table-cell" style:parent-style-name="Default">
      <style:text-properties style:font-name="Arial" style:font-name-asian="Arial" style:font-name-complex="DejaVu Sans"/>
    </style:style>
    <style:style style:name="ce5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 783,02 €</text:p>
          </table:table-cell>
          <table:table-cell table:style-name="ce15" table:formula="of:=[.B39]*1.06" office:value-type="currency" office:currency="EUR" office:value="2950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 007,49 €</text:p>
          </table:table-cell>
          <table:table-cell table:style-name="ce15" table:formula="of:=(5000*1.21)+(3007.49*1.06)" office:value-type="currency" office:currency="EUR" office:value="9237.9394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 913,22 €</text:p>
          </table:table-cell>
          <table:table-cell table:style-name="ce15" table:formula="of:=[.B41]*1.21" office:value-type="currency" office:currency="EUR" office:value="3525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 053,83 €</text:p>
          </table:table-cell>
          <table:table-cell table:style-name="ce12" table:formula="of:=[.B42]*1.06" office:value-type="currency" office:currency="EUR" office:value="3237.0606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 787,50 €</text:p>
          </table:table-cell>
          <table:table-cell table:style-name="ce11" table:formula="of:=[.B45]*1.21" office:value-type="currency" office:currency="EUR" office:value="2162.875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 055,00 €</text:p>
          </table:table-cell>
          <table:table-cell table:style-name="ce15" table:formula="of:=[.B46]*1.21" office:value-type="currency" office:currency="EUR" office:value="3696.55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 214,07 €</text:p>
          </table:table-cell>
          <table:table-cell table:style-name="ce15" table:formula="of:=[.B53]*1.21" office:value-type="currency" office:currency="EUR" office:value="2679.0247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 368,07 €</text:p>
          </table:table-cell>
          <table:table-cell table:style-name="ce12" table:formula="of:=SUM([.C52:.C53])" office:value-type="currency" office:currency="EUR" office:value="6022.2647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 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 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 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 400,04 EUR</text:p>
          </table:table-cell>
          <table:table-cell table:formula="of:=[.D50]+[.B44]" office:value-type="currency" office:currency="EUR" office:value="3264.54043032434">
            <text:p>3 264,54 EUR</text:p>
          </table:table-cell>
          <table:table-cell table:formula="of:=[.E50]-([.E50]/10)" office:value-type="currency" office:currency="EUR" office:value="2938.08638729191">
            <text:p>2 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 451,52 EUR</text:p>
          </table:table-cell>
          <table:table-cell table:formula="of:=[.D51]+[.B46]" office:value-type="currency" office:currency="EUR" office:value="2204.01629492258">
            <text:p>2 204,02 EUR</text:p>
          </table:table-cell>
          <table:table-cell table:formula="of:=[.E51]-([.E51]/10)" office:value-type="currency" office:currency="EUR" office:value="1983.61466543032">
            <text:p>1 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 333,19 EUR</text:p>
          </table:table-cell>
          <table:table-cell table:formula="of:=[.D52]+[.B45]" office:value-type="currency" office:currency="EUR" office:value="2120.69327475308">
            <text:p>2 120,69 EUR</text:p>
          </table:table-cell>
          <table:table-cell table:formula="of:=[.E52]-([.E52]/10)" office:value-type="currency" office:currency="EUR" office:value="1908.62394727777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27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3" table:formula="of:=prixjour2014*[.D3]" office:value-type="currency" office:currency="EUR" office:value="14363.5678852984">
            <text:p>14 363,57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3" table:formula="of:=prixjour2014*[.D4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3" table:formula="of:=prixjour2014*[.D5]" office:value-type="currency" office:currency="EUR" office:value="923.372221197754">
            <text:p>923,37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formula="of:=prixjour2014*[.D6]" office:value-type="currency" office:currency="EUR" office:value="947.995480429695">
            <text:p>948,00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formula="of:=prixjour2014*[.D7]" office:value-type="currency" office:currency="EUR" office:value="1436.35678852984">
            <text:p>1 436,36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formula="of:=prixjour2014*[.D8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prixjour2014*[.D9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formula="of:=prixjour2014*[.D10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5" table:formula="of:=SUM([.B3:.B10])" office:value-type="float" office:value="31">
            <text:p>31</text:p>
          </table:table-cell>
          <table:table-cell table:style-name="ce45"/>
          <table:table-cell table:style-name="ce45" table:formula="of:=SUM([.D3:.D10])" office:value-type="float" office:value="96.12">
            <text:p>96,12</text:p>
          </table:table-cell>
          <table:table-cell table:style-name="ce45" table:formula="of:=prixjour2014*[.D11]" office:value-type="currency" office:currency="EUR" office:value="19723.230644784">
            <text:p>19 723,23 €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6"/>
          <table:table-cell table:style-name="ce49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 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 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formula="of:=[.D14]*0.1" office:value-type="currency" office:currency="EUR" office:value="2034.33211835334">
            <text:p>2 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0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1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44" office:value-type="string">
            <text:p>4 mars → 12 juin</text:p>
          </table:table-cell>
          <table:table-cell table:style-name="ce44" office:value-type="string">
            <text:p>heures</text:p>
          </table:table-cell>
          <table:table-cell table:style-name="ce44" office:value-type="string">
            <text:p>total TTC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à facturer à Smart</text:p>
          </table:table-cell>
          <table:table-cell/>
          <table:table-cell table:style-name="ce54" table:number-columns-repeated="3"/>
          <table:table-cell/>
          <table:table-cell table:style-name="ce44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formula="of:=ph*[.B23]" office:value-type="currency" office:currency="EUR" office:value="5258.09181515388">
            <text:p>5 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formula="of:=[.D23]/100*[.C33]" office:value-type="float" office:value="4174.23168800539">
            <text:p>4174,2316880054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formula="of:=ph*[.B24]" office:value-type="currency" office:currency="EUR" office:value="4580.95218627553">
            <text:p>4 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formula="of:=[.D24]/100*[.C33]" office:value-type="float" office:value="3636.67209501348">
            <text:p>3636,6720950135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formula="of:=ph*[.B25]" office:value-type="currency" office:currency="EUR" office:value="2552.09822247713">
            <text:p>2 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formula="of:=[.D25]/100*[.C33]" office:value-type="float" office:value="2026.02952661725">
            <text:p>2026,0295266173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formula="of:=ph*[.B26]" office:value-type="currency" office:currency="EUR" office:value="2782.94127777656">
            <text:p>2 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formula="of:=[.D26]/100*[.C33]" office:value-type="float" office:value="2209.28847877358">
            <text:p>2209,2884787736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formula="of:=[.D27]/100*[.C33]" office:value-type="float" office:value="40.7242115902965">
            <text:p>40,7242115903</text:p>
          </table:table-cell>
          <table:table-cell table:number-columns-repeated="1019"/>
        </table:table-row>
        <table:table-row table:style-name="ro9">
          <table:table-cell table:style-name="ce45" office:value-type="string">
            <text:p>total</text:p>
          </table:table-cell>
          <table:table-cell table:style-name="ce45" table:formula="of:=SUM([.B23:.B27])" office:value-type="float" office:value="593.6">
            <text:p>593,6</text:p>
          </table:table-cell>
          <table:table-cell table:style-name="ce47" table:formula="of:=ph*[.B28]" office:value-type="currency" office:currency="EUR" office:value="15225.3819584163">
            <text:p>15 225,38 €</text:p>
          </table:table-cell>
          <table:table-cell table:style-name="ce52" table:formula="of:=SUM([.D23:.D27])" office:value-type="float" office:value="100">
            <text:p>100</text:p>
          </table:table-cell>
          <table:table-cell table:style-name="ce45" table:formula="of:=SUM([.E23:.E27])" office:value-type="float" office:value="12086.946">
            <text:p>12086,946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1"/>
        </table:table-row>
        <table:table-row table:style-name="ro9">
          <table:table-cell office:value-type="string">
            <text:p>10 % OSP</text:p>
          </table:table-cell>
          <table:table-cell/>
          <table:table-cell table:formula="of:=[.C31]/10" office:value-type="float" office:value="1342.994">
            <text:p>1342,994</text:p>
          </table:table-cell>
          <table:table-cell table:number-columns-repeated="1021"/>
        </table:table-row>
        <table:table-row table:style-name="ro9">
          <table:table-cell office:value-type="string">
            <text:p>à se départager</text:p>
          </table:table-cell>
          <table:table-cell/>
          <table:table-cell table:style-name="ce48" table:formula="of:=[.C31]-[.C32]" office:value-type="float" office:value="12086.946">
            <text:p>12086,946</text:p>
          </table:table-cell>
          <table:table-cell table:number-columns-repeated="1021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16:55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07-08T17:04:02</dc:date>
    <meta:print-date>1969-12-31T16:00:00</meta:print-date>
    <meta:generator>LibreOffice/4.0.3.3$Linux_X86_64 LibreOffice_project/400m0$Build-3</meta:generator>
    <meta:editing-duration>PT12H7M5S</meta:editing-duration>
    <meta:editing-cycles>37</meta:editing-cycles>
    <meta:document-statistic meta:table-count="3" meta:cell-count="382" meta:object-count="0"/>
  </office:meta>
</office:document-meta>
</file>